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00719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text-align="center" style:justify-single-word="false"/>
      <style:text-properties officeooo:rsid="0000719e" officeooo:paragraph-rsid="0000719e"/>
    </style:style>
    <style:style style:name="P5" style:family="paragraph" style:parent-style-name="normal">
      <style:paragraph-properties fo:line-height="115%"/>
      <style:text-properties officeooo:rsid="0000719e" officeooo:paragraph-rsid="0000719e"/>
    </style:style>
    <style:style style:name="P6" style:family="paragraph" style:parent-style-name="normal">
      <style:text-properties officeooo:rsid="0000719e" officeooo:paragraph-rsid="0000719e"/>
    </style:style>
    <style:style style:name="P7" style:family="paragraph" style:parent-style-name="normal">
      <style:text-properties officeooo:paragraph-rsid="00012a2a"/>
    </style:style>
    <style:style style:name="P8" style:family="paragraph" style:parent-style-name="normal">
      <style:text-properties fo:color="#111111" officeooo:rsid="00012a2a" officeooo:paragraph-rsid="00012a2a"/>
    </style:style>
    <style:style style:name="P9" style:family="paragraph" style:parent-style-name="normal">
      <style:paragraph-properties fo:margin-left="0cm" fo:margin-right="0cm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fo:font-weight="normal" officeooo:rsid="00012a2a" officeooo:paragraph-rsid="00012a2a" style:font-weight-asian="normal" style:font-weight-complex="normal"/>
    </style:style>
    <style:style style:name="P11" style:family="paragraph" style:parent-style-name="normal" style:master-page-name="Standard">
      <style:paragraph-properties fo:text-align="center" style:justify-single-word="false" style:page-number="1"/>
      <style:text-properties officeooo:rsid="0000719e" officeooo:paragraph-rsid="0000719e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12a2a" style:font-weight-asian="bold"/>
    </style:style>
    <style:style style:name="T4" style:family="text">
      <style:text-properties fo:color="#1155cc" style:text-underline-style="solid" style:text-underline-width="auto" style:text-underline-color="font-color" officeooo:rsid="0000719e"/>
    </style:style>
    <style:style style:name="T5" style:family="text">
      <style:text-properties fo:font-size="12pt" fo:font-weight="bold" style:font-size-asian="12pt" style:font-weight-asian="bold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from-top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LUCAS GABRIEL DE ALMEIDA DURAO </text:span></text:p>
      <text:p text:style-name="P4"><text:span text:style-name="T3">(</text:span><text:span text:style-name="T2">44</text:span><text:span text:style-name="T3">)</text:span><text:span text:style-name="T2"> 998162236</text:span></text:p>
      <text:p text:style-name="P1"><text:span text:style-name="T4">LUCAS.DURAO@ESCOLA.PR.GOV.BR</text:span></text:p>
      <text:p text:style-name="normal"><draw:rect text:anchor-type="as-char" svg:y="-0.954cm" style:rel-width="100%" draw:z-index="0" draw:style-name="gr1" draw:text-style-name="P12" svg:width="16.511cm" svg:height="0.054cm"><text:p/></draw:rect></text:p>
      <text:p text:style-name="P2"/>
      <text:p text:style-name="P3"><text:span text:style-name="T5">OBJETIVO</text:span></text:p>
      <text:p text:style-name="P5">Ter experiencia no mundo de trabalho </text:p>
      <text:p text:style-name="P3"/>
      <text:p text:style-name="normal"/>
      <text:p text:style-name="normal"><text:span text:style-name="T5">FORMAÇÃO ACADÊMICA</text:span></text:p>
      <text:p text:style-name="P6">Colégio Estadual Dom Pedro I – integral (cursando I° ano do ensino médio)</text:p>
      <text:p text:style-name="normal"/>
      <text:p text:style-name="normal"/>
      <text:p text:style-name="normal"><text:span text:style-name="T5">PROJETOS </text:span></text:p>
      <text:p text:style-name="P8">scratch: criaçao de jogos </text:p>
      <text:p text:style-name="P8"/>
      <text:p text:style-name="P8">html e ecss: criando página na web </text:p>
      <text:p text:style-name="P7"/>
      <text:p text:style-name="P7"/>
      <text:p text:style-name="P9"><text:span text:style-name="T5">CURSOS | CERTIFICAÇÕES</text:span></text:p>
      <text:p text:style-name="P10">Pensamento Computacional – Colégio Estadual Dom Pedro I – fevereiro de 2023 a dezembro de 20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1T13:30:37.228519356</dc:date>
    <meta:editing-duration>PT6M50S</meta:editing-duration>
    <meta:editing-cycles>1</meta:editing-cycles>
    <meta:document-statistic meta:table-count="0" meta:image-count="0" meta:object-count="0" meta:page-count="1" meta:paragraph-count="13" meta:word-count="58" meta:character-count="395" meta:non-whitespace-character-count="341"/>
    <meta:generator>LibreOffice/6.4.7.2$Linux_X86_64 LibreOffice_project/40$Build-2</meta:generator>
  </office:meta>
</office:document-meta>
</file>